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errain</text:p>
          </table:table-cell>
          <table:table-cell table:style-name="ce32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53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34"/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 office:value-type="string" calcext:value-type="string">
            <text:p>Water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 office:value-type="string" calcext:value-type="string">
            <text:p>Snow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34" office:value-type="string" calcext:value-type="string">
            <text:p>Coast</text:p>
          </table:table-cell>
          <table:table-cell table:style-name="ce63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3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O, FP</text:p>
          </table:table-cell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Grass</text:p>
          </table:table-cell>
          <table:table-cell table:style-name="ce65"/>
          <table:table-cell table:style-name="ce13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R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6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Water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4" office:value-type="string" calcext:value-type="string">
            <text:p>Fresh Water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4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W</text:p>
          </table:table-cell>
          <table:table-cell table:number-columns-repeated="2" table:style-name="ce38" office:value-type="string" calcext:value-type="string">
            <text:p>W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2"/>
          <table:table-cell table:style-name="ce63" office:value-type="string" calcext:value-type="string">
            <text:p>Global Writing (4), <text:span text:style-name="T2">≥7 Cities</text:span>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3" table:number-columns-repeated="2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1), Eng or Art spec.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olar Expedition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65"/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Akihabara Electric Town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Rockefeller Center</text:p>
          </table:table-cell>
          <table:table-cell table:style-name="ce65" office:value-type="string" calcext:value-type="string">
            <text:p>Corporations</text:p>
          </table:table-cell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Motherland Calls</text:p>
          </table:table-cell>
          <table:table-cell table:style-name="ce65" office:value-type="string" calcext:value-type="string">
            <text:p>Replacable Parts</text:p>
          </table:table-cell>
          <table:table-cell table:style-name="ce70" office:value-type="float" office:value="46" calcext:value-type="float">
            <text:p>46</text:p>
          </table:table-cell>
          <table:table-cell table:style-name="ce22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utobahn </text:p>
          </table:table-cell>
          <table:table-cell table:style-name="ce65" office:value-type="string" calcext:value-type="string">
            <text:p>Combustion</text:p>
          </table:table-cell>
          <table:table-cell table:style-name="ce70" office:value-type="float" office:value="42" calcext:value-type="float">
            <text:p>42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Cristo Redentor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<text:s/>Interstate Highway System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Broadway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Hollywood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rora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oncorde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ount Rushmore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Sanbo Honbu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2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.00.0000</text:date>, <text:time style:data-style-name="N2" text:time-value="13:48:45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22T14:05:17.807000000</dc:date>
    <meta:editing-duration>P2DT1H10M34S</meta:editing-duration>
    <meta:editing-cycles>237</meta:editing-cycles>
    <meta:document-statistic meta:table-count="1" meta:cell-count="917" meta:object-count="0"/>
  </office:meta>
</office:document-meta>
</file>